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FFE836CF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color="#dddddd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.25cm" fo:min-width="2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19.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6.25cm" fo:min-width="6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1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4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.25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solid" draw:fill-color="#ffff99" draw:opacity="50%" draw:textarea-horizontal-align="justify" draw:textarea-vertical-align="middle" draw:auto-grow-height="false" fo:min-height="15.95cm" fo:min-width="0cm" draw:shadow-opacity="50%"/>
    </style:style>
    <style:style style:name="gr10" style:family="graphic" style:parent-style-name="standard">
      <style:graphic-properties draw:stroke="none" svg:stroke-width="0.1cm" svg:stroke-color="#ff3333" draw:fill="solid" draw:fill-color="#ffff66" draw:opacity="50%" draw:textarea-horizontal-align="justify" draw:textarea-vertical-align="middle" draw:auto-grow-height="false" fo:min-height="0.25cm" fo:min-width="13cm" draw:shadow-opacity="50%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stroke="solid" svg:stroke-width="0.1cm" svg:stroke-color="#ff3333" draw:marker-end="" draw:marker-end-width="0.3cm" draw:fill="none" draw:fill-color="#eeeee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svg:stroke-width="0.1cm" svg:stroke-color="#ff3333" draw:fill="none" draw:fill-color="#eeeee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ff3333" draw:fill="solid" draw:fill-color="#ffff66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letter-spacing="-0.035cm"/>
    </style:style>
    <style:style style:name="T1" style:family="text">
      <style:text-properties fo:letter-spacing="-0.035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092cm" svg:height="20.293cm" svg:x="0.454cm" svg:y="0.354cm">
          <draw:image xlink:href="Pictures/1000020100000400000002FFE836CF06.png" xlink:type="simple" xlink:show="embed" xlink:actuate="onLoad">
            <text:p/>
          </draw:image>
        </draw:frame>
        <draw:line draw:style-name="gr2" draw:text-style-name="P1" xml:id="id8" draw:id="id8" draw:layer="measurelines" svg:x1="2.1cm" svg:y1="3.8cm" svg:x2="18.9cm" svg:y2="3.8cm">
          <text:p/>
        </draw:line>
        <draw:custom-shape draw:style-name="gr3" draw:text-style-name="P1" xml:id="id6" draw:id="id6" draw:layer="measurelines" svg:width="20.6cm" svg:height="1.6cm" svg:x="0.5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measurelines" svg:width="19.8cm" svg:height="0.6cm" svg:x="0.4cm" svg:y="2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measurelines" svg:width="7cm" svg:height="16.6cm" svg:x="20.6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4" draw:id="id14" draw:layer="measurelines" svg:width="2cm" svg:height="0.6cm" svg:x="20.4cm" svg:y="2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6" draw:id="id16" draw:layer="measurelines" svg:width="5cm" svg:height="0.6cm" svg:x="22.6cm" svg:y="2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measurelines" svg:width="0.4cm" svg:height="1.6cm" svg:x="20.2cm" svg:y="10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measurelines" svg:width="0.4cm" svg:height="16.2cm" svg:x="19.9cm" svg:y="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measurelines" svg:width="13.5cm" svg:height="0.5cm" svg:x="0.5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measurelines" svg:width="4.137cm" svg:height="0.886cm" svg:x="16.4cm" svg:y="0.114cm">
          <draw:text-box>
            <text:p text:style-name="P2"><text:span text:style-name="T1">タイトルバー</text:span></text:p>
          </draw:text-box>
        </draw:frame>
        <draw:frame draw:style-name="gr11" draw:text-style-name="P2" xml:id="id5" draw:id="id5" draw:layer="measurelines" svg:width="3.537cm" svg:height="0.886cm" svg:x="22.7cm" svg:y="1.714cm">
          <draw:text-box>
            <text:p text:style-name="P2"><text:span text:style-name="T1">ツールバー</text:span></text:p>
          </draw:text-box>
        </draw:frame>
        <draw:frame draw:style-name="gr11" draw:text-style-name="P2" draw:layer="measurelines" svg:width="3.537cm" svg:height="0.886cm" svg:x="22.332cm" svg:y="4.014cm">
          <draw:text-box>
            <text:p text:style-name="P2"><text:span text:style-name="T1">サイドバー</text:span></text:p>
          </draw:text-box>
        </draw:frame>
        <draw:frame draw:style-name="gr11" draw:text-style-name="P2" xml:id="id7" draw:id="id7" draw:layer="measurelines" svg:width="2.937cm" svg:height="0.886cm" svg:x="6.863cm" svg:y="5.614cm">
          <draw:text-box>
            <text:p text:style-name="P2"><text:span text:style-name="T1">ルーラー</text:span></text:p>
          </draw:text-box>
        </draw:frame>
        <draw:frame draw:style-name="gr11" draw:text-style-name="P2" xml:id="id11" draw:id="id11" draw:layer="measurelines" svg:width="4.737cm" svg:height="0.886cm" svg:x="5.263cm" svg:y="17.45cm">
          <draw:text-box>
            <text:p text:style-name="P2"><text:span text:style-name="T1">ステータスバー</text:span></text:p>
          </draw:text-box>
        </draw:frame>
        <draw:frame draw:style-name="gr11" draw:text-style-name="P2" xml:id="id9" draw:id="id9" draw:layer="measurelines" svg:width="4.737cm" svg:height="0.886cm" svg:x="12.463cm" svg:y="9.2cm">
          <draw:text-box>
            <text:p text:style-name="P2"><text:span text:style-name="T1">スクロールバー</text:span></text:p>
          </draw:text-box>
        </draw:frame>
        <draw:frame draw:style-name="gr11" draw:text-style-name="P2" xml:id="id1" draw:id="id1" draw:layer="measurelines" svg:width="5.937cm" svg:height="0.886cm" svg:x="11.263cm" svg:y="14.714cm">
          <draw:text-box>
            <text:p><text:span text:style-name="T1">表示・非表示ボタン</text:span></text:p>
          </draw:text-box>
        </draw:frame>
        <draw:frame draw:style-name="gr11" draw:text-style-name="P2" xml:id="id3" draw:id="id3" draw:layer="measurelines" svg:width="4.129cm" svg:height="0.886cm" svg:x="22.7cm" svg:y="0.8cm">
          <draw:text-box>
            <text:p><text:span text:style-name="T1">メニューバー</text:span></text:p>
          </draw:text-box>
        </draw:frame>
        <draw:connector draw:style-name="gr12" draw:text-style-name="P1" draw:layer="measurelines" draw:type="line" svg:x1="17.2cm" svg:y1="15.157cm" svg:x2="20.2cm" svg:y2="11.7cm" draw:start-shape="id1" draw:start-glue-point="1" draw:end-shape="id2" draw:end-glue-point="3" svg:d="M17200 15157l3000-3457" svg:viewBox="0 0 3001 3458">
          <text:p/>
        </draw:connector>
        <draw:connector draw:style-name="gr13" draw:text-style-name="P1" draw:layer="measurelines" draw:type="line" svg:x1="22.7cm" svg:y1="1.243cm" svg:x2="14cm" svg:y2="1.25cm" draw:start-shape="id3" draw:start-glue-point="3" draw:end-shape="id4" draw:end-glue-point="1" svg:d="M22700 1243l-8700 7" svg:viewBox="0 0 8701 8">
          <text:p/>
        </draw:connector>
        <draw:connector draw:style-name="gr13" draw:text-style-name="P1" draw:layer="measurelines" draw:type="line" svg:x1="22.7cm" svg:y1="2.157cm" svg:x2="21.1cm" svg:y2="2.4cm" draw:start-shape="id5" draw:start-glue-point="3" draw:end-shape="id6" svg:d="M22700 2157l-1600 243" svg:viewBox="0 0 1601 244">
          <text:p/>
        </draw:connector>
        <draw:connector draw:style-name="gr13" draw:text-style-name="P1" draw:layer="measurelines" draw:type="line" svg:x1="8.331cm" svg:y1="5.614cm" svg:x2="10.5cm" svg:y2="3.8cm" draw:start-shape="id7" draw:start-glue-point="0" draw:end-shape="id8" svg:d="M8331 5614l2169-1814" svg:viewBox="0 0 2170 1815">
          <text:p/>
        </draw:connector>
        <draw:connector draw:style-name="gr13" draw:text-style-name="P1" draw:layer="measurelines" draw:type="line" svg:x1="17.2cm" svg:y1="9.643cm" svg:x2="19.9cm" svg:y2="11.4cm" draw:start-shape="id9" draw:end-shape="id10" svg:d="M17200 9643l2700 1757" svg:viewBox="0 0 2701 1758">
          <text:p/>
        </draw:connector>
        <draw:connector draw:style-name="gr13" draw:text-style-name="P1" draw:layer="measurelines" draw:type="line" svg:x1="7.631cm" svg:y1="18.336cm" svg:x2="10.3cm" svg:y2="20.1cm" draw:start-shape="id11" draw:start-glue-point="2" draw:end-shape="id12" draw:end-glue-point="0" svg:d="M7631 18336l2669 1764" svg:viewBox="0 0 2670 1765">
          <text:p/>
        </draw:connector>
        <draw:frame draw:style-name="gr14" xml:id="id13" draw:id="id13" draw:layer="measurelines" svg:width="5.047cm" svg:height="0.986cm" svg:x="13.853cm" svg:y="17.4cm">
          <draw:text-box>
            <text:p>表示レイアウト</text:p>
          </draw:text-box>
        </draw:frame>
        <draw:frame draw:style-name="gr14" xml:id="id15" draw:id="id15" draw:layer="measurelines" svg:width="5.635cm" svg:height="0.986cm" svg:x="21cm" svg:y="17.4cm">
          <draw:text-box>
            <text:p>ズームスライダー</text:p>
          </draw:text-box>
        </draw:frame>
        <draw:connector draw:style-name="gr15" draw:text-style-name="P1" draw:layer="measurelines" svg:x1="16.376cm" svg:y1="18.386cm" svg:x2="21.4cm" svg:y2="20.1cm" draw:start-shape="id13" draw:end-shape="id14" draw:end-glue-point="0" svg:d="M16376 18386v832h5024v882" svg:viewBox="0 0 5025 1715">
          <text:p/>
        </draw:connector>
        <draw:connector draw:style-name="gr15" draw:text-style-name="P1" draw:layer="measurelines" svg:x1="23.817cm" svg:y1="18.386cm" svg:x2="25.1cm" svg:y2="20.1cm" draw:start-shape="id15" draw:end-shape="id16" draw:end-glue-point="0" svg:d="M23817 18386v832h1283v882" svg:viewBox="0 0 1284 17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ff3333" style:text-outline="false" style:text-line-through-style="none" style:text-line-through-type="none" style:font-name="Lato Black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GATA Jun</meta:initial-creator>
    <meta:creation-date>2014-11-05T17:13:39.169928254</meta:creation-date>
    <dc:date>2014-11-05T17:47:38.132356809</dc:date>
    <dc:creator>NOGATA Jun</dc:creator>
    <meta:editing-duration>PT33M57S</meta:editing-duration>
    <meta:editing-cycles>4</meta:editing-cycles>
    <meta:generator>LibreOffice/4.3.3.2$Linux_X86_64 LibreOffice_project/430m0$Build-2</meta:generator>
    <meta:document-statistic meta:object-count="28"/>
  </office:meta>
</office:document-meta>
</file>